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Roboto" svg:font-family="Roboto, sans-serif"/>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top="0in" fo:margin-bottom="0in" style:contextual-spacing="false" fo:line-height="150%" fo:text-align="center" style:justify-single-word="false" fo:text-indent="0.4925in" style:auto-text-indent="false"/>
      <style:text-properties officeooo:paragraph-rsid="000ecb25"/>
    </style:style>
    <style:style style:name="P3" style:family="paragraph" style:parent-style-name="Heading_20_1" style:master-page-name="Converted1">
      <style:paragraph-properties style:page-number="auto"/>
    </style:style>
    <style:style style:name="P4" style:family="paragraph" style:parent-style-name="Standard">
      <style:paragraph-properties fo:margin-top="0in" fo:margin-bottom="0in" style:contextual-spacing="false" fo:line-height="150%" fo:text-align="center" style:justify-single-word="false" fo:text-indent="0.4925in" style:auto-text-indent="false"/>
    </style:style>
    <style:style style:name="P5" style:family="paragraph" style:parent-style-name="Standard">
      <style:paragraph-properties fo:margin-top="0in" fo:margin-bottom="0in" style:contextual-spacing="false" fo:line-height="150%" fo:text-align="center" style:justify-single-word="false"/>
    </style:style>
    <style:style style:name="P6" style:family="paragraph" style:parent-style-name="Standard">
      <style:paragraph-properties fo:margin-top="0in" fo:margin-bottom="0in" style:contextual-spacing="false" fo:line-height="150%" fo:text-align="center" style:justify-single-word="false" fo:text-indent="0in" style:auto-text-indent="false"/>
    </style:style>
    <style:style style:name="P7" style:family="paragraph" style:parent-style-name="Standard">
      <style:paragraph-properties fo:margin-left="2.9492in" fo:margin-top="0in" fo:margin-bottom="0in" style:contextual-spacing="false" fo:line-height="150%" fo:text-indent="0.4925in" style:auto-text-indent="false"/>
    </style:style>
    <style:style style:name="P8" style:family="paragraph" style:parent-style-name="Standard">
      <style:paragraph-properties fo:margin-left="2.4575in" fo:margin-top="0in" fo:margin-bottom="0in" style:contextual-spacing="false" fo:line-height="150%" fo:text-indent="0.4925in" style:auto-text-indent="false"/>
    </style:style>
    <style:style style:name="P9" style:family="paragraph" style:parent-style-name="Standard">
      <style:paragraph-properties fo:margin-left="2.95in" fo:margin-top="0in" fo:margin-bottom="0in" style:contextual-spacing="false" fo:line-height="150%" fo:text-indent="0.4917in" style:auto-text-indent="false"/>
    </style:style>
    <style:style style:name="P10" style:family="paragraph" style:parent-style-name="Standard">
      <style:paragraph-properties fo:margin-top="0in" fo:margin-bottom="0in" style:contextual-spacing="false" fo:line-height="150%" fo:text-align="center" style:justify-single-word="false" fo:text-indent="0.4925in" style:auto-text-indent="false"/>
      <style:text-properties style:font-name="Times New Roman" fo:font-size="14pt" fo:language="uk" fo:country="UA" style:font-size-asian="14pt" style:font-size-complex="14pt"/>
    </style:style>
    <style:style style:name="P11" style:family="paragraph" style:parent-style-name="Standard">
      <style:paragraph-properties fo:margin-top="0in" fo:margin-bottom="0in" style:contextual-spacing="false" fo:line-height="150%" fo:text-align="justify" style:justify-single-word="false"/>
      <style:text-properties style:font-name="Times New Roman" fo:font-size="14pt" fo:language="uk" fo:country="UA" style:font-size-asian="14pt" style:font-size-complex="14pt"/>
    </style:style>
    <style:style style:name="P12" style:family="paragraph" style:parent-style-name="Standard">
      <style:paragraph-properties fo:margin-top="0in" fo:margin-bottom="0in" style:contextual-spacing="false" fo:line-height="150%"/>
      <style:text-properties style:font-name="Times New Roman" fo:font-size="14pt" fo:language="uk" fo:country="UA" style:font-size-asian="14pt" style:font-size-complex="14pt"/>
    </style:style>
    <style:style style:name="P13" style:family="paragraph" style:parent-style-name="Standard">
      <style:text-properties style:font-name="Times New Roman" fo:font-size="14pt" fo:language="uk" fo:country="UA" fo:font-weight="bold" style:font-size-asian="14pt" style:font-weight-asian="bold" style:font-size-complex="14pt" style:font-weight-complex="bold"/>
    </style:style>
    <style:style style:name="P14" style:family="paragraph" style:parent-style-name="Standard">
      <style:paragraph-properties fo:margin-top="0in" fo:margin-bottom="0in" style:contextual-spacing="false" fo:line-height="150%" fo:text-align="center" style:justify-single-word="false" fo:text-indent="0.4925in" style:auto-text-indent="false"/>
      <style:text-properties style:font-name="Times New Roman" fo:font-size="14pt" style:font-size-asian="14pt" style:font-size-complex="14pt"/>
    </style:style>
    <style:style style:name="P15" style:family="paragraph" style:parent-style-name="Standard">
      <style:text-properties style:font-name="Times New Roman" fo:font-size="16pt" fo:language="uk" fo:country="UA" fo:font-weight="bold" style:font-size-asian="16pt" style:font-weight-asian="bold" style:font-size-complex="16pt" style:font-weight-complex="bold"/>
    </style:style>
    <style:style style:name="P16" style:family="paragraph" style:parent-style-name="Standard">
      <style:text-properties officeooo:paragraph-rsid="000fcf55"/>
    </style:style>
    <style:style style:name="T1" style:family="text">
      <style:text-properties style:font-name="Times New Roman" fo:font-size="14pt" fo:language="uk" fo:country="UA" style:font-size-asian="14pt" style:font-size-complex="14pt"/>
    </style:style>
    <style:style style:name="T2" style:family="text">
      <style:text-properties style:font-name="Times New Roman" fo:font-size="14pt" fo:language="uk" fo:country="UA" style:font-size-asian="14pt" style:font-size-complex="14pt" style:font-weight-complex="bold"/>
    </style:style>
    <style:style style:name="T3" style:family="text">
      <style:text-properties style:font-name="Times New Roman" fo:font-size="14pt" fo:language="uk" fo:country="UA" fo:font-weight="bold" style:font-size-asian="14pt" style:font-weight-asian="bold" style:font-size-complex="14pt" style:font-weight-complex="bold"/>
    </style:style>
    <style:style style:name="T4" style:family="text">
      <style:text-properties style:font-name="Times New Roman" fo:font-size="14pt" style:font-size-asian="14pt" style:font-size-complex="14pt"/>
    </style:style>
    <style:style style:name="T5" style:family="text">
      <style:text-properties style:font-name="Times New Roman" fo:font-size="14pt" fo:language="ru" fo:country="RU" style:font-size-asian="14pt" style:font-size-complex="14pt"/>
    </style:style>
    <style:style style:name="T6" style:family="text">
      <style:text-properties style:font-name="Times New Roman" fo:font-size="14pt" fo:language="en" fo:country="US" officeooo:rsid="000fcf55" style:font-size-asian="14pt" style:font-size-complex="14pt"/>
    </style:style>
    <style:style style:name="T7" style:family="text">
      <style:text-properties style:font-name="Times New Roman" fo:font-size="16pt" fo:language="uk" fo:country="UA" fo:font-weight="bold" style:font-size-asian="16pt" style:font-weight-asian="bold" style:font-size-complex="16pt"/>
    </style:style>
    <style:style style:name="T8" style:family="text">
      <style:text-properties style:font-name="Times New Roman" fo:font-size="16pt" fo:language="uk" fo:country="UA" fo:font-weight="bold" style:font-size-asian="16pt" style:font-weight-asian="bold" style:font-size-complex="16pt" style:font-weight-complex="bold"/>
    </style:style>
    <style:style style:name="T9" style:family="text">
      <style:text-properties fo:language="uk" fo:country="UA"/>
    </style:style>
    <style:style style:name="T10" style:family="text">
      <style:text-properties fo:font-variant="normal" fo:text-transform="none" fo:color="#111111" loext:opacity="100%" style:font-name="Times New Roman" fo:font-size="14pt" fo:letter-spacing="normal" fo:language="uk" fo:country="UA" fo:font-style="normal" fo:font-weight="normal" fo:background-color="#106ebe" loext:char-shading-value="0" style:font-size-asian="14pt" style:font-size-complex="14pt"/>
    </style:style>
    <style:style style:name="T11" style:family="text">
      <style:text-properties fo:font-variant="normal" fo:text-transform="none" fo:color="#111111" loext:opacity="100%" style:font-name="Times New Roman" fo:font-size="14pt" fo:letter-spacing="normal" fo:language="uk" fo:country="UA" fo:font-style="normal" fo:font-weight="normal" fo:background-color="#ffffff" loext:char-shading-value="0" style:font-size-asian="14pt" style:font-size-complex="14pt"/>
    </style:style>
    <style:style style:name="T12" style:family="text">
      <style:text-properties fo:font-variant="normal" fo:text-transform="none" fo:color="#111111" loext:opacity="100%" style:font-name="Times New Roman" fo:font-size="14pt" fo:letter-spacing="normal" fo:language="uk" fo:country="UA" fo:font-style="normal" fo:font-weight="normal" fo:background-color="#ffffff" loext:char-shading-value="0"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loext:marker-style-name="T1"><text:span text:style-name="T1">МІНІСТЕРСТВО ОСВІТИ І НАУКИ УКРАЇНИ</text:span><text:span text:style-name="T1"/></text:p>
      <text:p text:style-name="P4" loext:marker-style-name="T1"><text:span text:style-name="T1">Національний технічний університет</text:span><text:span text:style-name="T1"/></text:p>
      <text:p text:style-name="P4" loext:marker-style-name="T1"><text:span text:style-name="T1">«Харківський політехнічний інститут»</text:span><text:span text:style-name="T1"/></text:p>
      <text:p text:style-name="P10" loext:marker-style-name="T1"/>
      <text:p text:style-name="P2"><text:span text:style-name="T1">Кафедра «</text:span><text:span text:style-name="Strong_20_Emphasis"><text:span text:style-name="T12">комп’ютерного моделювання процесів та систем</text:span></text:span><text:span text:style-name="T1">»</text:span></text:p>
      <text:p text:style-name="P10" loext:marker-style-name="T1"/>
      <text:p text:style-name="P10" loext:marker-style-name="T1"/>
      <text:p text:style-name="P10" loext:marker-style-name="T1"/>
      <text:p text:style-name="P10" loext:marker-style-name="T1"/>
      <text:p text:style-name="P4" loext:marker-style-name="T7"><text:span text:style-name="T7">Лабораторна робота</text:span></text:p>
      <text:p text:style-name="P5" loext:marker-style-name="T2"><text:span text:style-name="T1">«Причини успішності або провальності ІТ-проектів.</text:span><text:span text:style-name="T2">»</text:span></text:p>
      <text:p text:style-name="P6" loext:marker-style-name="T1"><text:span text:style-name="T1">з дисципліни «Проектування програмних систем»</text:span></text:p>
      <text:p text:style-name="P10" loext:marker-style-name="T1"/>
      <text:p text:style-name="P10" loext:marker-style-name="T1"/>
      <text:p text:style-name="P10" loext:marker-style-name="T1"/>
      <text:p text:style-name="P10" loext:marker-style-name="T1"/>
      <text:p text:style-name="P10" loext:marker-style-name="T1"/>
      <text:p text:style-name="P14" loext:marker-style-name="T4"/>
      <text:p text:style-name="P10" loext:marker-style-name="T1"/>
      <text:p text:style-name="P7" loext:marker-style-name="T1"><text:span text:style-name="T1">Виконав студент групи ІКМ222А</text:span><text:span text:style-name="T1"/></text:p>
      <text:p text:style-name="P8" loext:marker-style-name="T1"><text:span text:style-name="T1"><text:tab/>Апанасенко Артем Олегович</text:span><text:span text:style-name="T1"/></text:p>
      <text:p text:style-name="P7" loext:marker-style-name="T1"><text:span text:style-name="T1">Перевірив викладач</text:span><text:span text:style-name="T1"/></text:p>
      <text:p text:style-name="P9" loext:marker-style-name="T5"><text:span text:style-name="T5">Ксенія Вікторівна Іванченко</text:span></text:p>
      <text:p text:style-name="P11" loext:marker-style-name="T1"/>
      <text:p text:style-name="P12" loext:marker-style-name="T1"/>
      <text:p text:style-name="P4" loext:marker-style-name="T1"><text:span text:style-name="T1">Харків 2024</text:span><text:span text:style-name="T1"/></text:p>
      <text:h text:style-name="P3" text:outline-level="1" loext:marker-style-name="T9"><text:span text:style-name="T1"><text:s/>Вступ</text:span></text:h>
      <text:p text:style-name="Standard" loext:marker-style-name="T9"><text:span text:style-name="T1"/></text:p>
      <text:p text:style-name="Standard" loext:marker-style-name="T9"><text:span text:style-name="T1">У сучасному світі ІТ-проекти стають все більш складними і вимагають ретельного планування, управління та реалізації. Однак, незважаючи на це, багато проектів зазнають невдачі. Одним із таких прикладів є випуск DLC для гри Risk of Rain 2, розроблений компанією Gearbox. Хоча гра здобула популярність завдяки своїй захоплюючій механіці та стилю, доповнення, випущене Gearbox, викликало негативну реакцію як серед гравців, так і серед критиків. У цьому есе розглянемо цілі проекту, учасників, часові рамки, а також основні причини його провалу.</text:span></text:p>
      <text:p text:style-name="Standard" loext:marker-style-name="T9"><text:span text:style-name="T1"/></text:p>
      <text:p text:style-name="Standard" loext:marker-style-name="T9"><text:span text:style-name="T1"><text:s/></text:span><text:span text:style-name="T8">Опис проекту</text:span></text:p>
      <text:p text:style-name="Standard" loext:marker-style-name="T9"><text:span text:style-name="T1"/></text:p>
      <text:p text:style-name="Standard" loext:marker-style-name="T9"><text:span text:style-name="T1">Risk of Rain 2 – це 3D-екшен-roguelike, розроблений студією Hopoo Games, який став доступним у 2020 році. Гра швидко завоювала популярність завдяки своїй складній механіці, унікальним персонажам та можливості грати як у одиночному, так і в кооперативному режимі. Цілью DLC, розробленого Gearbox, було розширення ігрового досвіду, введення нових персонажів, предметів і карт.</text:span></text:p>
      <text:p text:style-name="Standard" loext:marker-style-name="T9"><text:span text:style-name="T1"/></text:p>
      <text:p text:style-name="Standard" loext:marker-style-name="T9"><text:span text:style-name="T1">Основними учасниками проекту були розробники з Gearbox, менеджери проекту, тестувальники, а також спільнота гравців, які сподівалися на покращення оригінальної гри. Часові рамки випуску доповнення були досить стиснутими, що створювало додатковий тиск на команду розробників.</text:span></text:p>
      <text:p text:style-name="Standard" loext:marker-style-name="T9"><text:span text:style-name="T1"/></text:p>
      <text:p text:style-name="Standard" loext:marker-style-name="T9"><text:span text:style-name="T1"><text:s/></text:span><text:span text:style-name="T8">Аналіз причин провалу проекту</text:span></text:p>
      <text:p text:style-name="Standard" loext:marker-style-name="T9"><text:span text:style-name="T3"/></text:p>
      <text:p text:style-name="Standard" loext:marker-style-name="T9"><text:span text:style-name="T6">1</text:span><text:span text:style-name="T1">. Технічні проблеми</text:span></text:p>
      <text:p text:style-name="Standard" loext:marker-style-name="T9"><text:span text:style-name="T1"><text:s text:c="3"/>Технічні недоліки також суттєво вплинули на якість DLC. Багато гравців скаржилися на баги, які заважали ігровому процесу, а також на невиправдану оптимізацію. Такі проблеми значно зменшили задоволення від гри та викликали розчарування в спільноті.</text:span></text:p>
      <text:p text:style-name="Standard" loext:marker-style-name="T9"><text:span text:style-name="T1"/></text:p>
      <text:p text:style-name="Standard" loext:marker-style-name="T9"><text:soft-page-break/><text:span text:style-name="T6">2</text:span><text:span text:style-name="T1">. Порушення термінів</text:span></text:p>
      <text:p text:style-name="Standard" loext:marker-style-name="T9"><text:span text:style-name="T1"><text:s text:c="3"/>Терміновість виконання завдань стала ще одним критичним фактором. Гравці відчули, що випуск DLC був прискореним, без належного тестування і вдосконалення. Це викликало хвилю критики, оскільки гравці очікували якісного контенту, який відповідає стандартам оригінальної гри.</text:span></text:p>
      <text:p text:style-name="Standard" loext:marker-style-name="T9"><text:span text:style-name="T1"/></text:p>
      <text:p text:style-name="Standard" loext:marker-style-name="T9"><text:span text:style-name="T6">3</text:span><text:span text:style-name="T1">. Нереалістичні очікування або погане планування</text:span></text:p>
      <text:p text:style-name="Standard" loext:marker-style-name="T9"><text:span text:style-name="T1"><text:s text:c="3"/>Проблеми з плануванням та встановленням реалістичних очікувань також стали причинами провалу. Команда Gearbox, ймовірно, переоцінювала свої можливості, що призвело до випуску недостатньо продуманого доповнення. Невміння адекватно оцінити ризики та ресурсні вимоги призвело до розчарування з боку гравців.</text:span></text:p>
      <text:p text:style-name="Standard" loext:marker-style-name="T9"><text:span text:style-name="T1"/></text:p>
      <text:p text:style-name="P13"><text:s/>Як помилки могли бути попереджені</text:p>
      <text:p text:style-name="Standard" loext:marker-style-name="T9"><text:span text:style-name="T1"/></text:p>
      <text:p text:style-name="Standard" loext:marker-style-name="T9"><text:span text:style-name="T1">Важливо визнати, що помилки, допущені під час розробки DLC, могли бути попереджені шляхом ретельного планування, управлінських практик та зворотного зв'язку з гравцями. Регулярні огляди проекту, адекватні терміни, тісна співпраця між командами та тестування продукту на різних етапах розробки могли б суттєво поліпшити якість кінцевого продукту.</text:span></text:p>
      <text:p text:style-name="Standard" loext:marker-style-name="T9"><text:span text:style-name="T1"/></text:p>
      <text:p text:style-name="Standard" loext:marker-style-name="T9"><text:span text:style-name="T1">Крім того, активне залучення спільноти під час розробки могло б допомогти виявити проблеми раніше, що дало б можливість виправити їх ще до випуску.</text:span></text:p>
      <text:p text:style-name="Standard" loext:marker-style-name="T9"><text:span text:style-name="T1"/></text:p>
      <text:p text:style-name="P15">Висновки</text:p>
      <text:p text:style-name="Standard" loext:marker-style-name="T9"><text:span text:style-name="T1"/></text:p>
      <text:p text:style-name="Standard" loext:marker-style-name="T9"><text:span text:style-name="T1">Випуск DLC для Risk of Rain 2 є наочним прикладом того, як різні фактори можуть вплинути на успіх ІТ-проектів. Проблеми управління, технічні недоліки, недостатнє фінансування, порушення термінів і нереалістичні очікування стали основними причинами невдачі. Уроки, отримані з цього досвіду, можуть бути корисними для інших проектів у майбутньому, адже аналіз помилок і вміння їх уникати є запорукою успішної реалізації ІТ-ініціатив.</text:span></text:p>
      <text:p text:style-name="Standard" loext:marker-style-name="T9"><text:soft-page-break/><text:span text:style-name="T1"/></text:p>
      <text:p text:style-name="P15">Джерела</text:p>
      <text:p text:style-name="P16" loext:marker-style-name="T9"><text:span text:style-name="T1">1. "My Poor Baby: As Risk of Rain 2's First Gearbox-Made DLC Takes a Hammer to the Beloved Roguelike, the Game's Original Programmer Fears It Must Have Been Rushed Out." GamesRadar,</text:span></text:p>
      <text:p text:style-name="P16" loext:marker-style-name="T9"><text:span text:style-name="T3">посилання</text:span><text:span text:style-name="T1">:</text:span></text:p>
      <text:p text:style-name="P16" loext:marker-style-name="T9"><text:span text:style-name="T1">(https://www.gamesradar.com/games/roguelike/my-poor-baby-as-risk-of-rain-2s-first-gearbox-made-dlc-takes-a-hammer-to-the-beloved-roguelike-the-games-original-programmer-fears-it-must-have-been-rushed-out/).</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Roboto" svg:font-family="Roboto, sans-serif"/>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ru" fo:country="RU"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1pt" fo:language="ru" fo:country="RU"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ru" fo:country="RU" style:letter-kerning="false" style:font-name-asian="Times New Roman1" style:font-family-asian="'Times New Roman'" style:font-family-generic-asian="system" style:font-pitch-asian="variable" style:font-size-asian="11pt" style:language-asian="ru" style:country-asian="RU"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Arial" style:font-family-complex="Arial"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Standard" style:next-style-name="Standard" loext:linked-style-name="Заголовок_20_1_20_Знак" style:default-outline-level="1" style:list-style-name="" style:class="text">
      <style:paragraph-properties fo:margin-top="0.1665in" fo:margin-bottom="0in" style:contextual-spacing="false" fo:line-height="150%" fo:text-align="center" style:justify-single-word="false" fo:keep-together="always" fo:break-before="page" fo:keep-with-next="always"/>
      <style:text-properties fo:text-transform="uppercase" style:font-name="Times New Roman" fo:font-family="'Times New Roman'" style:font-family-generic="roman" style:font-pitch="variable" fo:font-size="14pt" fo:font-weight="bold" style:font-size-asian="14pt" style:font-weight-asian="bold" style:font-size-complex="10pt"/>
    </style:style>
    <style:style style:name="HTML_20_Preformatted" style:display-name="HTML Preformatted" style:family="paragraph" style:parent-style-name="Standard" loext:linked-style-name="Стандартный_20_HTML_20_Знак">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size-asian="10pt" style:font-size-complex="10pt"/>
    </style:style>
    <style:style style:name="List_20_Paragraph" style:display-name="List Paragraph" style:family="paragraph" style:parent-style-name="Standard">
      <style:paragraph-properties fo:margin-left="0.5in" fo:margin-top="0in" fo:margin-bottom="0.139in" style:contextual-spacing="true"/>
    </style:style>
    <style:style style:name="cdt4ke"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style:font-size-asian="12pt" style:font-size-complex="10pt"/>
    </style:style>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fo:margin-top="0in" fo:margin-bottom="0in" style:contextual-spacing="false" fo:line-height="100%">
        <style:tab-stops>
          <style:tab-stop style:position="3.248in" style:type="center"/>
          <style:tab-stop style:position="6.4965in" style:type="right"/>
        </style:tab-stops>
      </style:paragraph-properties>
    </style:style>
    <style:style style:name="Footer" style:family="paragraph" style:parent-style-name="Standard" loext:linked-style-name="Нижний_20_колонтитул_20_Знак" style:class="extra">
      <style:paragraph-properties fo:margin-top="0in" fo:margin-bottom="0in" style:contextual-spacing="false" fo:line-height="100%">
        <style:tab-stops>
          <style:tab-stop style:position="3.248in" style:type="center"/>
          <style:tab-stop style:position="6.4965in" style:type="right"/>
        </style:tab-stops>
      </style:paragraph-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line-height="108%" fo:text-align="start" style:justify-single-word="false" fo:break-before="auto" fo:break-after="auto"/>
      <style:text-properties fo:font-variant="normal" fo:text-transform="none" fo:color="#2f5496" loext:opacity="100%" style:font-name="Calibri Light" fo:font-family="'Calibri Light'" style:font-family-generic="roman" style:font-pitch="variable" fo:font-size="16pt" fo:language="en" fo:country="US" fo:font-weight="normal" style:font-name-asian="Calibri1" style:font-family-asian="Calibri" style:font-family-generic-asian="system" style:font-pitch-asian="variable" style:font-size-asian="16pt" style:language-asian="en" style:country-asian="US" style:font-weight-asian="normal"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Contents_20_1" style:display-name="Contents 1" style:family="paragraph" style:parent-style-name="Standard" style:next-style-name="Standard" style:auto-update="true" style:class="index">
      <style:paragraph-properties fo:margin-top="0in" fo:margin-bottom="0.0693in" style:contextual-spacing="false" fo:line-height="150%" fo:text-align="justify" style:justify-single-word="false">
        <style:tab-stops>
          <style:tab-stop style:position="6.9181in" style:type="right" style:leader-style="dotted" style:leader-text="."/>
        </style:tab-stops>
      </style:paragraph-properties>
      <style:text-properties style:font-name="Times New Roman" fo:font-family="'Times New Roman'" style:font-family-generic="roman" style:font-pitch="variable" fo:font-size="14pt" fo:language="en" fo:country="US" style:font-name-asian="Calibri1" style:font-family-asian="Calibri" style:font-family-generic-asian="system" style:font-pitch-asian="variable" style:font-size-asian="14pt" style:language-asian="en" style:country-asian="US" style:font-name-complex="Tahoma" style:font-family-complex="Tahoma" style:font-family-generic-complex="system" style:font-pitch-complex="variable"/>
    </style:style>
    <style:style style:name="No_20_Spacing" style:display-name="No Spacing" style:family="paragraph">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ru" fo:country="RU" style:letter-kerning="false" style:font-name-asian="Times New Roman1" style:font-family-asian="'Times New Roman'" style:font-family-generic-asian="system" style:font-pitch-asian="variable" style:font-size-asian="11pt" style:language-asian="ru" style:country-asian="RU"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Стандартный_20_HTML_20_Знак" style:display-name="Стандартный HTML Знак" style:family="text" style:parent-style-name="Default_20_Paragraph_20_Font" loext:linked-style-name="HTML_20_Preformatted">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Заголовок_20_1_20_Знак" style:display-name="Заголовок 1 Знак" style:family="text" style:parent-style-name="Default_20_Paragraph_20_Font" loext:linked-style-name="Heading_20_1">
      <style:text-properties fo:text-transform="uppercase"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language-asian="ru" style:country-asian="RU" style:font-weight-asian="bold" style:font-name-complex="Times New Roman1" style:font-family-complex="'Times New Roman'" style:font-family-generic-complex="system" style:font-pitch-complex="variable" style:font-size-complex="10pt"/>
    </style:style>
    <style:style style:name="Верхний_20_колонтитул_20_Знак" style:display-name="Верхний колонтитул Знак" style:family="text" style:parent-style-name="Default_20_Paragraph_20_Font" loext:linked-style-name="Header">
      <style:text-properties style:font-name="Calibri" fo:font-family="Calibri" style:font-family-generic="roman" style:font-pitch="variable" style:font-name-asian="Times New Roman1" style:font-family-asian="'Times New Roman'" style:font-family-generic-asian="system" style:font-pitch-asian="variable" style:language-asian="ru" style:country-asian="RU" style:font-name-complex="Times New Roman1" style:font-family-complex="'Times New Roman'" style:font-family-generic-complex="system" style:font-pitch-complex="variable"/>
    </style:style>
    <style:style style:name="Нижний_20_колонтитул_20_Знак" style:display-name="Нижний колонтитул Знак" style:family="text" style:parent-style-name="Default_20_Paragraph_20_Font" loext:linked-style-name="Footer">
      <style:text-properties style:font-name="Calibri" fo:font-family="Calibri" style:font-family-generic="roman" style:font-pitch="variable" style:font-name-asian="Times New Roman1" style:font-family-asian="'Times New Roman'" style:font-family-generic-asian="system" style:font-pitch-asian="variable" style:language-asian="ru" style:country-asian="RU" style:font-name-complex="Times New Roman1" style:font-family-complex="'Times New Roman'" style:font-family-generic-complex="system" style:font-pitch-complex="variable"/>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Тема Office">
      <loext:theme-colors loext:name="Стандартная">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1.1811in" fo:margin-right="0.5902in" style:writing-mode="lr-tb" style:layout-grid-color="#c0c0c0" style:layout-grid-lines="146"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4925in" fo:margin-left="0.7874in" fo:margin-right="0.5909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953in" fo:margin-left="0in" fo:margin-right="0in" fo:margin-top="0.2555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footer>
        <text:p text:style-name="MP1"><text:page-number text:select-page="current">4</text:page-number></text:p>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09T08:01:00</meta:creation-date>
    <meta:initial-creator>САГ</meta:initial-creator>
    <dc:language>en-US</dc:language>
    <dc:date>2024-11-01T17:07:34.681000000</dc:date>
    <meta:editing-cycles>12</meta:editing-cycles>
    <meta:editing-duration>PT15M53S</meta:editing-duration>
    <meta:generator>LibreOffice/24.2.5.2$Windows_X86_64 LibreOffice_project/bffef4ea93e59bebbeaf7f431bb02b1a39ee8a59</meta:generator>
    <meta:document-statistic meta:table-count="0" meta:image-count="0" meta:object-count="0" meta:page-count="4" meta:paragraph-count="34" meta:word-count="497" meta:character-count="3913" meta:non-whitespace-character-count="3435"/>
    <meta:user-defined meta:name="AppVersion">15.0000</meta:user-defined>
    <meta:template xlink:type="simple" xlink:actuate="onRequest" xlink:title="Normal.dotm" xlink:href=""/>
  </office:meta>
</office:document-meta>
</file>